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3in" table:align="margins" style:writing-mode="lr-tb"/>
    </style:style>
    <style:style style:name="Table1.A" style:family="table-column">
      <style:table-column-properties style:column-width="2.1in" style:rel-column-width="21845*"/>
    </style:style>
    <style:style style:name="Table1.1" style:family="table-row">
      <style:table-row-properties style:min-row-height="0.5104in"/>
    </style:style>
    <style:style style:name="Table1.A1" style:family="table-cell">
      <style:table-cell-properties fo:padding="0.0382in" fo:border-left="none" fo:border-right="none" fo:border-top="none" fo:border-bottom="0.25pt solid #000000"/>
    </style:style>
    <style:style style:name="Table1.B1" style:family="table-cell">
      <style:table-cell-properties fo:padding="0.0382in" fo:border="none"/>
    </style:style>
    <style:style style:name="P1" style:family="paragraph" style:parent-style-name="Text_20_body">
      <style:paragraph-properties fo:line-height="115%" fo:text-align="center" style:justify-single-word="false"/>
      <style:text-properties style:font-name="Arial" fo:font-size="12pt" fo:language="hr" fo:country="HR" fo:font-weight="bold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paragraph-properties fo:line-height="100%"/>
      <style:text-properties style:font-name="Arial" fo:font-size="9pt" style:font-size-asian="9pt" style:font-size-complex="9pt"/>
    </style:style>
    <style:style style:name="P4" style:family="paragraph" style:parent-style-name="Text_20_body">
      <style:text-properties style:font-name="Arial" fo:font-size="9pt" fo:language="hr" fo:country="HR" officeooo:paragraph-rsid="006690d5" style:font-size-asian="9pt" style:font-size-complex="9pt"/>
    </style:style>
    <style:style style:name="P5" style:family="paragraph" style:parent-style-name="Text_20_body">
      <style:paragraph-properties fo:line-height="100%"/>
      <style:text-properties style:font-name="Arial" fo:font-size="9pt" fo:language="hr" fo:country="HR" style:font-size-asian="9pt" style:font-size-complex="9pt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9pt" fo:language="hr" fo:country="HR" officeooo:paragraph-rsid="0064a2ec" style:font-size-asian="9pt" style:font-size-complex="9pt"/>
    </style:style>
    <style:style style:name="P7" style:family="paragraph" style:parent-style-name="Text_20_body">
      <style:text-properties style:font-name="Arial" fo:font-size="9pt" fo:language="hr" fo:country="HR" officeooo:paragraph-rsid="006e1c6e" style:font-size-asian="9pt" style:font-size-complex="9pt"/>
    </style:style>
    <style:style style:name="P8" style:family="paragraph" style:parent-style-name="Text_20_body">
      <style:paragraph-properties fo:margin-top="0in" fo:margin-bottom="0in" loext:contextual-spacing="false"/>
      <style:text-properties style:font-name="Arial"/>
    </style:style>
    <style:style style:name="P9" style:family="paragraph" style:parent-style-name="Text_20_body">
      <style:paragraph-properties fo:margin-top="0in" fo:margin-bottom="0in" loext:contextual-spacing="false"/>
      <style:text-properties style:font-name="Arial" fo:font-size="9pt" style:font-size-asian="9pt" style:font-size-complex="9pt"/>
    </style:style>
    <style:style style:name="P10" style:family="paragraph" style:parent-style-name="Text_20_body">
      <style:paragraph-properties fo:margin-top="0in" fo:margin-bottom="0in" loext:contextual-spacing="false"/>
      <style:text-properties style:font-name="Arial" fo:font-size="9pt" officeooo:paragraph-rsid="006690d5" style:font-size-asian="9pt" style:font-size-complex="9pt"/>
    </style:style>
    <style:style style:name="P11" style:family="paragraph" style:parent-style-name="Text_20_body">
      <style:paragraph-properties fo:margin-top="0in" fo:margin-bottom="0in" loext:contextual-spacing="false"/>
      <style:text-properties style:font-name="Arial" fo:font-size="9pt" officeooo:paragraph-rsid="00678eca" style:font-size-asian="9pt" style:font-size-complex="9pt"/>
    </style:style>
    <style:style style:name="P12" style:family="paragraph" style:parent-style-name="Text_20_body">
      <style:paragraph-properties fo:margin-top="0in" fo:margin-bottom="0in" loext:contextual-spacing="false"/>
      <style:text-properties style:font-name="Arial" fo:font-size="9pt" fo:language="hr" fo:country="HR" style:font-size-asian="9pt" style:font-size-complex="9pt"/>
    </style:style>
    <style:style style:name="P13" style:family="paragraph" style:parent-style-name="Text_20_body">
      <style:paragraph-properties fo:margin-top="0in" fo:margin-bottom="0in" loext:contextual-spacing="false" fo:line-height="100%"/>
      <style:text-properties style:font-name="Arial" fo:font-size="9pt" fo:language="hr" fo:country="HR" style:font-size-asian="9pt" style:font-size-complex="9pt"/>
    </style:style>
    <style:style style:name="P14" style:family="paragraph" style:parent-style-name="Text_20_body">
      <style:paragraph-properties fo:margin-top="0in" fo:margin-bottom="0in" loext:contextual-spacing="false"/>
      <style:text-properties style:font-name="Arial" fo:language="hr" fo:country="HR" officeooo:paragraph-rsid="006690d5"/>
    </style:style>
    <style:style style:name="P15" style:family="paragraph" style:parent-style-name="Text_20_body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" fo:font-size="9pt" fo:language="hr" fo:country="HR" officeooo:paragraph-rsid="0063df30" style:font-size-asian="7.84999990463257pt" style:font-name-complex="Arial1" style:font-size-complex="9pt"/>
    </style:style>
    <style:style style:name="P16" style:family="paragraph" style:parent-style-name="Table_20_Contents">
      <style:text-properties style:font-name="Arial"/>
    </style:style>
    <style:style style:name="P17" style:family="paragraph" style:parent-style-name="Table_20_Contents">
      <style:paragraph-properties fo:text-align="center" style:justify-single-word="false"/>
      <style:text-properties style:font-name="Ari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10pt" fo:font-weight="bold" officeooo:paragraph-rsid="009ee19b" style:font-size-asian="10pt" style:font-weight-asian="bold" style:font-size-complex="10pt" style:font-weight-complex="bold"/>
    </style:style>
    <style:style style:name="P19" style:family="paragraph" style:parent-style-name="Return_20_Address" style:list-style-name="" style:master-page-name="">
      <style:paragraph-properties fo:margin-left="0in" fo:margin-right="0in" fo:line-height="100%" fo:text-indent="0in" style:auto-text-indent="false" style:page-number="auto" fo:break-before="auto" fo:break-after="auto">
        <style:tab-stops>
          <style:tab-stop style:position="0.5in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20" style:family="paragraph" style:parent-style-name="Return_20_Address" style:list-style-name="" style:master-page-name="Standard">
      <style:paragraph-properties fo:margin-left="0in" fo:margin-right="0in" fo:line-height="200%" fo:text-indent="0in" style:auto-text-indent="false" style:page-number="auto">
        <style:tab-stops>
          <style:tab-stop style:position="0.5in"/>
        </style:tab-stops>
      </style:paragraph-properties>
      <style:text-properties fo:color="#404040" style:font-name="Arial1" fo:font-size="6pt" fo:language="hr" fo:country="HR" officeooo:paragraph-rsid="00bdda84" style:font-size-asian="6pt" style:font-name-complex="Arial1" style:font-size-complex="6pt"/>
    </style:style>
    <style:style style:name="P21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6pt" fo:language="hr" fo:country="HR" officeooo:paragraph-rsid="00bdda84" style:font-size-asian="6pt" style:font-name-complex="Arial1" style:font-size-complex="6pt"/>
    </style:style>
    <style:style style:name="P22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6pt" fo:language="hr" fo:country="HR" officeooo:paragraph-rsid="00aa9de0" style:font-size-asian="6pt" style:font-name-complex="Arial1" style:font-size-complex="6pt"/>
    </style:style>
    <style:style style:name="P23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6pt" fo:language="hr" fo:country="HR" officeooo:paragraph-rsid="00af2155" style:font-size-asian="6pt" style:font-name-complex="Arial1" style:font-size-complex="6pt"/>
    </style:style>
    <style:style style:name="P24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6pt" fo:language="hr" fo:country="HR" officeooo:paragraph-rsid="002d1b5f" style:font-size-asian="6pt" style:font-name-complex="Arial1" style:font-size-complex="6pt"/>
    </style:style>
    <style:style style:name="P25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6pt" fo:language="hr" fo:country="HR" officeooo:paragraph-rsid="00c04bbf" style:font-size-asian="6pt" style:font-name-complex="Arial1" style:font-size-complex="6pt"/>
    </style:style>
    <style:style style:name="P26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6pt" fo:language="hr" fo:country="HR" officeooo:paragraph-rsid="00c153dc" style:font-size-asian="6pt" style:font-name-complex="Arial1" style:font-size-complex="6pt"/>
    </style:style>
    <style:style style:name="P27" style:family="paragraph" style:parent-style-name="Return_20_Address" style:list-style-name="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6pt" fo:language="hr" fo:country="HR" style:font-size-asian="6pt" style:font-name-complex="Arial1" style:font-size-complex="6pt"/>
    </style:style>
    <style:style style:name="P28" style:family="paragraph" style:parent-style-name="Return_20_Address" style:list-style-name="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6pt" fo:language="hr" fo:country="HR" officeooo:paragraph-rsid="006c0e8e" style:font-size-asian="6pt" style:font-name-complex="Arial1" style:font-size-complex="6pt"/>
    </style:style>
    <style:style style:name="P29" style:family="paragraph" style:parent-style-name="Return_20_Address" style:list-style-name="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6pt" fo:language="hr" fo:country="HR" officeooo:paragraph-rsid="00c153dc" style:font-size-asian="6pt" style:font-name-complex="Arial1" style:font-size-complex="6pt"/>
    </style:style>
    <style:style style:name="P30" style:family="paragraph" style:parent-style-name="Return_20_Address" style:list-style-name="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6pt" fo:language="hr" fo:country="HR" officeooo:rsid="00b37960" officeooo:paragraph-rsid="00b37960" style:font-size-asian="6pt" style:font-name-complex="Arial1" style:font-size-complex="6pt"/>
    </style:style>
    <style:style style:name="P31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6pt" fo:language="hr" fo:country="HR" officeooo:rsid="0050d8a3" officeooo:paragraph-rsid="00af2155" style:font-size-asian="6pt" style:font-name-complex="Arial1" style:font-size-complex="6pt"/>
    </style:style>
    <style:style style:name="P32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6pt" fo:language="hr" fo:country="HR" officeooo:rsid="0050d8a3" officeooo:paragraph-rsid="00bea5be" style:font-size-asian="6pt" style:font-name-complex="Arial1" style:font-size-complex="6pt"/>
    </style:style>
    <style:style style:name="P33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10pt" fo:language="hr" fo:country="HR" style:font-size-asian="10pt" style:font-name-complex="Arial1" style:font-size-complex="10pt"/>
    </style:style>
    <style:style style:name="P34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10pt" fo:language="hr" fo:country="HR" officeooo:paragraph-rsid="002d1b5f" style:font-size-asian="10pt" style:font-name-complex="Arial1" style:font-size-complex="10pt"/>
    </style:style>
    <style:style style:name="P35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10pt" fo:language="hr" fo:country="HR" officeooo:paragraph-rsid="00c153dc" style:font-size-asian="10pt" style:font-name-complex="Arial1" style:font-size-complex="10pt"/>
    </style:style>
    <style:style style:name="P36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10pt" fo:language="hr" fo:country="HR" style:font-size-asian="10pt" style:font-name-complex="Arial1" style:font-size-complex="10pt"/>
    </style:style>
    <style:style style:name="P37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10pt" fo:language="hr" fo:country="HR" officeooo:paragraph-rsid="007d44ca" style:font-size-asian="10pt" style:font-name-complex="Arial1" style:font-size-complex="10pt"/>
    </style:style>
    <style:style style:name="P38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10pt" fo:language="hr" fo:country="HR" officeooo:paragraph-rsid="00c153dc" style:font-size-asian="10pt" style:font-name-complex="Arial1" style:font-size-complex="10pt"/>
    </style:style>
    <style:style style:name="P39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10pt" fo:language="hr" fo:country="HR" fo:font-weight="bold" style:font-size-asian="10pt" style:font-weight-asian="bold" style:font-name-complex="Arial1" style:font-size-complex="10pt"/>
    </style:style>
    <style:style style:name="P40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10pt" fo:language="hr" fo:country="HR" fo:font-weight="bold" officeooo:paragraph-rsid="002d1b5f" style:font-size-asian="10pt" style:font-weight-asian="bold" style:font-name-complex="Arial1" style:font-size-complex="10pt"/>
    </style:style>
    <style:style style:name="P41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10pt" fo:language="hr" fo:country="HR" fo:font-weight="bold" officeooo:paragraph-rsid="00c153dc" style:font-size-asian="10pt" style:font-weight-asian="bold" style:font-name-complex="Arial1" style:font-size-complex="10pt"/>
    </style:style>
    <style:style style:name="P42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10pt" fo:language="hr" fo:country="HR" style:font-size-asian="8.75pt" style:font-name-complex="Arial1" style:font-size-complex="10pt"/>
    </style:style>
    <style:style style:name="P43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10pt" fo:language="hr" fo:country="HR" officeooo:paragraph-rsid="002d1b5f" style:font-size-asian="8.75pt" style:font-name-complex="Arial1" style:font-size-complex="10pt"/>
    </style:style>
    <style:style style:name="P44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10pt" fo:language="hr" fo:country="HR" officeooo:paragraph-rsid="00c153dc" style:font-size-asian="8.75pt" style:font-name-complex="Arial1" style:font-size-complex="10pt"/>
    </style:style>
    <style:style style:name="P45" style:family="paragraph" style:parent-style-name="Return_20_Address" style:list-style-name="">
      <style:paragraph-properties fo:margin-left="0in" fo:margin-right="0in" fo:text-align="center" style:justify-single-word="false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14pt" fo:language="hr" fo:country="HR" fo:font-weight="bold" style:font-size-asian="14pt" style:font-weight-asian="bold" style:font-name-complex="Arial1" style:font-size-complex="14pt"/>
    </style:style>
    <style:style style:name="P46" style:family="paragraph" style:parent-style-name="Return_20_Address" style:list-style-name="">
      <style:paragraph-properties fo:margin-left="0in" fo:margin-right="0in" fo:text-align="center" style:justify-single-word="false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14pt" fo:language="hr" fo:country="HR" fo:font-weight="bold" officeooo:paragraph-rsid="00c153dc" style:font-size-asian="14pt" style:font-weight-asian="bold" style:font-name-complex="Arial1" style:font-size-complex="14pt"/>
    </style:style>
    <style:style style:name="P47" style:family="paragraph" style:parent-style-name="Return_20_Address" style:list-style-name="">
      <style:paragraph-properties fo:margin-left="0in" fo:margin-right="0in" fo:text-align="center" style:justify-single-word="false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14pt" fo:language="hr" fo:country="HR" fo:font-weight="bold" officeooo:rsid="002d1b5f" officeooo:paragraph-rsid="002d1b5f" style:font-size-asian="14pt" style:font-weight-asian="bold" style:font-name-complex="Arial1" style:font-size-complex="14pt"/>
    </style:style>
    <style:style style:name="P48" style:family="paragraph" style:parent-style-name="Return_20_Address" style:list-style-name="">
      <style:paragraph-properties fo:margin-left="0in" fo:margin-right="0in" fo:text-align="center" style:justify-single-word="false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14pt" fo:language="hr" fo:country="HR" fo:font-weight="bold" officeooo:rsid="002d50c0" officeooo:paragraph-rsid="002d50c0" style:font-size-asian="14pt" style:font-weight-asian="bold" style:font-name-complex="Arial1" style:font-size-complex="14pt"/>
    </style:style>
    <style:style style:name="P49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7pt" fo:language="hr" fo:country="HR" style:font-size-asian="7pt" style:font-name-complex="Arial1" style:font-size-complex="7pt"/>
    </style:style>
    <style:style style:name="P50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7pt" fo:language="hr" fo:country="HR" officeooo:paragraph-rsid="002d1b5f" style:font-size-asian="7pt" style:font-name-complex="Arial1" style:font-size-complex="7pt"/>
    </style:style>
    <style:style style:name="P51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7pt" fo:language="hr" fo:country="HR" officeooo:paragraph-rsid="00c153dc" style:font-size-asian="7pt" style:font-name-complex="Arial1" style:font-size-complex="7pt"/>
    </style:style>
    <style:style style:name="P52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53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9pt" fo:language="hr" fo:country="HR" officeooo:paragraph-rsid="002d1b5f" style:font-size-asian="9pt" style:font-name-complex="Arial1" style:font-size-complex="9pt"/>
    </style:style>
    <style:style style:name="P54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9pt" fo:language="hr" fo:country="HR" officeooo:paragraph-rsid="00c153dc" style:font-size-asian="9pt" style:font-name-complex="Arial1" style:font-size-complex="9pt"/>
    </style:style>
    <style:style style:name="P55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56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9pt" fo:language="hr" fo:country="HR" officeooo:paragraph-rsid="00c153dc" style:font-size-asian="9pt" style:font-name-complex="Arial1" style:font-size-complex="9pt"/>
    </style:style>
    <style:style style:name="P57" style:family="paragraph" style:parent-style-name="Return_20_Address" style:list-style-name="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9pt" fo:language="hr" fo:country="HR" officeooo:paragraph-rsid="002d1b5f" style:font-size-asian="9pt" style:font-name-complex="Arial1" style:font-size-complex="9pt"/>
    </style:style>
    <style:style style:name="P58" style:family="paragraph" style:parent-style-name="Return_20_Address" style:list-style-name="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404040" style:font-name="Arial1" fo:font-size="9pt" fo:language="hr" fo:country="HR" officeooo:paragraph-rsid="0063df30" style:font-size-asian="9pt" style:font-name-complex="Arial1" style:font-size-complex="9pt"/>
    </style:style>
    <style:style style:name="P59" style:family="paragraph" style:parent-style-name="Return_20_Address" style:list-style-name="">
      <style:paragraph-properties fo:margin-left="0in" fo:margin-right="0in" fo:line-height="200%" fo:text-align="center" style:justify-single-word="false" fo:text-indent="0in" style:auto-text-indent="false">
        <style:tab-stops>
          <style:tab-stop style:position="4.7681in"/>
        </style:tab-stops>
      </style:paragraph-properties>
      <style:text-properties fo:color="#404040" style:font-name="Arial1" fo:language="hr" fo:country="HR" fo:font-weight="bold" style:font-weight-asian="bold" style:font-name-complex="Arial1"/>
    </style:style>
    <style:style style:name="P60" style:family="paragraph" style:parent-style-name="Return_20_Address" style:list-style-name="">
      <style:paragraph-properties fo:margin-left="0in" fo:margin-right="0in" fo:line-height="200%" fo:text-align="center" style:justify-single-word="false" fo:text-indent="0in" style:auto-text-indent="false">
        <style:tab-stops>
          <style:tab-stop style:position="4.7681in"/>
        </style:tab-stops>
      </style:paragraph-properties>
      <style:text-properties fo:color="#404040" style:font-name="Arial1" fo:language="hr" fo:country="HR" fo:font-weight="bold" officeooo:paragraph-rsid="00c153dc" style:font-weight-asian="bold" style:font-name-complex="Arial1"/>
    </style:style>
    <style:style style:name="P61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language="hr" fo:country="HR" style:font-name-complex="Arial1"/>
    </style:style>
    <style:style style:name="P62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fo:color="#404040" style:font-name="Arial1" fo:language="hr" fo:country="HR" officeooo:paragraph-rsid="00c153dc" style:font-name-complex="Arial1"/>
    </style:style>
    <style:style style:name="P63" style:family="paragraph" style:parent-style-name="Return_20_Address" style:list-style-name="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404040" style:font-name="Arial" fo:font-size="9pt" fo:language="hr" fo:country="HR" officeooo:paragraph-rsid="0063df30" style:font-size-asian="9pt" style:font-name-complex="Arial1" style:font-size-complex="9pt"/>
    </style:style>
    <style:style style:name="P64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</style:style>
    <style:style style:name="P65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officeooo:paragraph-rsid="003c1574"/>
    </style:style>
    <style:style style:name="P66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officeooo:paragraph-rsid="002d1b5f"/>
    </style:style>
    <style:style style:name="P67" style:family="paragraph" style:parent-style-name="Return_20_Address" style:list-style-name="">
      <style:paragraph-properties fo:margin-left="0in" fo:margin-right="0in" fo:line-height="200%" fo:text-indent="0in" style:auto-text-indent="false">
        <style:tab-stops>
          <style:tab-stop style:position="0.5in"/>
        </style:tab-stops>
      </style:paragraph-properties>
      <style:text-properties officeooo:paragraph-rsid="00c153dc"/>
    </style:style>
    <style:style style:name="P68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</style:style>
    <style:style style:name="P69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officeooo:paragraph-rsid="002d1b5f"/>
    </style:style>
    <style:style style:name="P70" style:family="paragraph" style:parent-style-name="Return_20_Address" style:list-style-name="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officeooo:paragraph-rsid="00c153dc"/>
    </style:style>
    <style:style style:name="P71" style:family="paragraph" style:parent-style-name="Return_20_Address" style:list-style-name="" style:master-page-name="">
      <style:paragraph-properties fo:margin-left="0in" fo:margin-right="0in" fo:line-height="100%" fo:text-indent="0in" style:auto-text-indent="false" style:page-number="auto" fo:break-before="auto" fo:break-after="auto">
        <style:tab-stops>
          <style:tab-stop style:position="0.5in"/>
        </style:tab-stops>
      </style:paragraph-properties>
      <style:text-properties fo:color="#404040" style:font-name="Arial1" fo:font-size="9pt" fo:language="hr" fo:country="HR" officeooo:paragraph-rsid="00c153dc" style:font-size-asian="9pt" style:font-name-complex="Arial1" style:font-size-complex="9pt"/>
    </style:style>
    <style:style style:name="T1" style:family="text">
      <style:text-properties fo:color="#404040" style:font-name="Arial1" fo:font-size="9pt" fo:language="hr" fo:country="HR" style:font-size-asian="9pt" style:font-name-complex="Arial1" style:font-size-complex="9pt"/>
    </style:style>
    <style:style style:name="T2" style:family="text">
      <style:text-properties fo:color="#404040" style:font-name="Arial1" fo:language="hr" fo:country="HR" officeooo:rsid="0023afd8" style:font-name-complex="Arial1"/>
    </style:style>
    <style:style style:name="T3" style:family="text">
      <style:text-properties fo:color="#404040" style:font-name="Arial1" fo:language="hr" fo:country="HR" officeooo:rsid="003182ce" style:font-name-complex="Arial1"/>
    </style:style>
    <style:style style:name="T4" style:family="text">
      <style:text-properties fo:color="#404040" style:font-name="Arial1" fo:font-size="12pt" fo:language="hr" fo:country="HR" style:text-underline-style="solid" style:text-underline-width="auto" style:text-underline-color="font-color" fo:font-weight="bold" style:font-size-asian="12pt" style:font-weight-asian="bold" style:font-name-complex="Arial1" style:font-size-complex="12pt" style:font-weight-complex="bold"/>
    </style:style>
    <style:style style:name="T5" style:family="text">
      <style:text-properties fo:color="#404040" style:font-name="Arial1" fo:font-size="12pt" fo:language="hr" fo:country="HR" fo:font-weight="bold" style:font-size-asian="12pt" style:font-weight-asian="bold" style:font-name-complex="Arial1" style:font-size-complex="12pt" style:font-weight-complex="bold"/>
    </style:style>
    <style:style style:name="T6" style:family="text">
      <style:text-properties fo:color="#404040" style:font-name="Arial1" fo:font-size="12pt" fo:language="hr" fo:country="HR" fo:font-weight="bold" officeooo:rsid="0023afd8" style:font-size-asian="12pt" style:font-weight-asian="bold" style:font-name-complex="Arial1" style:font-size-complex="12pt" style:font-weight-complex="bold"/>
    </style:style>
    <style:style style:name="T7" style:family="text">
      <style:text-properties fo:color="#404040" style:font-name="Arial1" fo:font-size="12pt" fo:language="hr" fo:country="HR" style:text-underline-style="none" fo:font-weight="bold" style:font-size-asian="12pt" style:font-weight-asian="bold" style:font-name-complex="Arial1" style:font-size-complex="12pt" style:font-weight-complex="bold"/>
    </style:style>
    <style:style style:name="T8" style:family="text">
      <style:text-properties fo:color="#404040" style:font-name="Arial1" fo:font-size="12pt" fo:language="hr" fo:country="HR" style:text-underline-style="none" fo:font-weight="normal" style:font-size-asian="12pt" style:font-weight-asian="normal" style:font-name-complex="Arial1" style:font-size-complex="12pt" style:font-weight-complex="normal"/>
    </style:style>
    <style:style style:name="T9" style:family="text">
      <style:text-properties fo:color="#404040" style:font-name="Arial1" fo:font-size="12pt" fo:language="hr" fo:country="HR" style:font-size-asian="12pt" style:font-name-complex="Arial1" style:font-size-complex="12pt"/>
    </style:style>
    <style:style style:name="T10" style:family="text">
      <style:text-properties fo:color="#404040" fo:language="hr" fo:country="HR" fo:font-weight="bold" style:font-weight-asian="bold" style:font-name-complex="Arial1" style:font-weight-complex="bold"/>
    </style:style>
    <style:style style:name="T11" style:family="text">
      <style:text-properties fo:color="#404040" fo:language="hr" fo:country="HR" style:text-underline-style="none" fo:font-weight="bold" style:font-weight-asian="bold" style:font-name-complex="Arial1" style:font-weight-complex="bold"/>
    </style:style>
    <style:style style:name="T12" style:family="text">
      <style:text-properties fo:color="#404040" fo:language="hr" fo:country="HR" style:text-underline-style="none" fo:font-weight="bold" officeooo:rsid="006690d5" style:font-weight-asian="bold" style:font-name-complex="Arial1" style:font-weight-complex="bold"/>
    </style:style>
    <style:style style:name="T13" style:family="text">
      <style:text-properties fo:color="#404040" fo:font-size="9pt" fo:font-weight="normal" style:font-size-asian="9pt" style:font-weight-asian="normal" style:font-name-complex="Arial1" style:font-size-complex="9pt" style:font-weight-complex="normal"/>
    </style:style>
    <style:style style:name="T14" style:family="text">
      <style:text-properties fo:color="#404040" fo:font-weight="normal" officeooo:rsid="0023afd8" style:font-weight-asian="normal" style:font-name-complex="Arial1" style:font-weight-complex="normal"/>
    </style:style>
    <style:style style:name="T15" style:family="text">
      <style:text-properties fo:font-size="7pt" officeooo:rsid="00257be2" style:font-size-asian="7pt" style:font-size-complex="7pt"/>
    </style:style>
    <style:style style:name="T16" style:family="text">
      <style:text-properties fo:language="hr" fo:country="HR"/>
    </style:style>
    <style:style style:name="T17" style:family="text">
      <style:text-properties fo:language="hr" fo:country="HR" fo:font-weight="bold"/>
    </style:style>
    <style:style style:name="T18" style:family="text">
      <style:text-properties fo:language="hr" fo:country="HR" style:text-underline-style="none" fo:font-weight="normal" officeooo:rsid="00fe36e0" style:font-name-asian="Arial1" style:font-weight-asian="normal" style:font-name-complex="Arial1" style:font-weight-complex="normal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font-size="9pt" officeooo:rsid="006690d5" style:font-size-asian="9pt" style:font-size-complex="9pt"/>
    </style:style>
    <style:style style:name="T21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22" style:family="text">
      <style:text-properties officeooo:rsid="00af2155"/>
    </style:style>
    <style:style style:name="T23" style:family="text">
      <style:text-properties officeooo:rsid="00bb78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text-input text:description="&lt; setLang(company.partner_id.lang  or 'en_US') &gt;">set_lang</text:text-input><text:s/></text:p>
      <text:p text:style-name="P21"><text:text-input text:description="&lt;if test=&quot;'Legal' in o.holiday_status_id.name and o.type =='remove'&quot;&gt;">if legal leave</text:text-input><text:s/></text:p>
      <text:p text:style-name="P22"/>
      <text:p text:style-name="P65"><text:span text:style-name="T9"><text:text-input text:description="&lt; _('FIRMA')&gt;">FIRMA</text:text-input></text:span><text:span text:style-name="T9">: </text:span><text:span text:style-name="T4"><text:text-input text:description="&lt;o.employee_id.company_id.name&gt;">Company</text:text-input></text:span></text:p>
      <text:p text:style-name="P33"/>
      <text:p text:style-name="P37"/>
      <text:p text:style-name="P33"/>
      <text:p text:style-name="P33"/>
      <text:p text:style-name="P33"/>
      <text:p text:style-name="P33"/>
      <text:p text:style-name="P45"><text:text-input text:description="&lt; _('ZAHTJEV ZA KORIŠTENJE GODIŠNJEG ODMORA ZA') &gt;">ZAHTJEV ZA KORIŠTENJE GODIŠNJEG ODMORA ZA</text:text-input><text:s/><text:text-input text:description="&lt; o.holiday_status_id.year or '' &gt;">Year</text:text-input>.</text:p>
      <text:p text:style-name="P39"/>
      <text:p text:style-name="P39"/>
      <text:p text:style-name="P39"/>
      <text:p text:style-name="P33"/>
      <text:p text:style-name="P33"/>
      <text:p text:style-name="P68"><text:span text:style-name="T3"><text:text-input text:description="&lt;_('Datum zahtjeva')&gt;">Datum zahtjeva</text:text-input></text:span><text:span text:style-name="T2">: </text:span><text:span text:style-name="T6"><text:text-input text:description="&lt;formatLang(o.document_date or '', date=True)&gt;">RequestDate</text:text-input></text:span></text:p>
      <text:p text:style-name="P33"/>
      <text:p text:style-name="P33"/>
      <text:p text:style-name="P33"/>
      <text:p text:style-name="P68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33"/>
      <text:p text:style-name="P33"/>
      <text:p text:style-name="P33"/>
      <text:p text:style-name="P64"><text:span text:style-name="T1"><text:text-input text:description="&lt; _('Molim Vas da mi odobrite korištenje godišnjeg odmora u periodu od')&gt;">Molim Vas da mi odobrite korištenje godišnjeg odmora u periodu od</text:text-input></text:span><text:span text:style-name="T1"><text:s/></text:span><text:span text:style-name="T7"><text:text-input text:description="&lt;formatLang(o.date_from or '',date_time=True)[:11]&gt;">DateFrom</text:text-input></text:span><text:span text:style-name="T1"><text:s/></text:span><text:span text:style-name="T1"><text:text-input text:description="&lt; _('do') &gt;">do</text:text-input></text:span><text:span text:style-name="T1"><text:s/></text:span><text:span text:style-name="T7"><text:text-input text:description="&lt;formatLang(o.date_to or '',date_time=True)[:11]&gt;">DateTo</text:text-input></text:span></text:p>
      <text:p text:style-name="P64"><text:span text:style-name="T1"><text:text-input text:description="&lt; _('što iznosi')&gt;">što iznosi</text:text-input></text:span><text:span text:style-name="T1"><text:s/></text:span><text:span text:style-name="T5"><text:text-input text:description="&lt;formatLang(o.number_of_days_temp, digits=0) &gt;">NumberOfDays</text:text-input></text:span><text:span text:style-name="T1"><text:s/></text:span><text:span text:style-name="T1"><text:text-input text:description="&lt; _('radnih dana')&gt;">radnih dana</text:text-input></text:span><text:span text:style-name="T1">. <text:s/></text:span></text:p>
      <text:p text:style-name="P33"/>
      <text:p text:style-name="P33"/>
      <text:p text:style-name="P33"/>
      <text:p text:style-name="P33"/>
      <text:p text:style-name="P49">____________<text:text-input text:description="&lt;o.employee_id.name or ''&gt;">Employee</text:text-input>___________</text:p>
      <text:p text:style-name="P49"><text:tab/><text:text-input text:description="&lt; _('(podnositelj zahtjeva)')&gt;">(podnositelj zahtjeva)</text:text-input>*</text:p>
      <text:p text:style-name="P33"/>
      <text:p text:style-name="P33"/>
      <text:p text:style-name="P52">* <text:span text:style-name="T15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42"/>
      <text:p text:style-name="P55">__________________________________________________________________________________________</text:p>
      <text:p text:style-name="P59"><text:text-input text:description="&lt; _('RJEŠENJE O KORIŠTENJU GODIŠNJEG ODMORA') &gt;">RJEŠENJE O KORIŠTENJU GODIŠNJEG ODMORA</text:text-input></text:p>
      <text:p text:style-name="P39"/>
      <text:p text:style-name="P39"/>
      <text:p text:style-name="P33"/>
      <text:p text:style-name="P61"><text:text-input text:description="&lt; _('Odobrava se gore navedeni zahtjev za korištenje godišnjeg odmora.')&gt;">Odobrava se gore navedeni zahtjev za korištenje godišnjeg odmora.</text:text-input></text:p>
      <text:p text:style-name="P36"/>
      <text:p text:style-name="P55">____________________________</text:p>
      <text:p text:style-name="P55"><text:tab/><text:text-input text:description="&lt; _('Potpis i pečat')&gt;">Potpis i pečat</text:text-input></text:p>
      <text:p text:style-name="P19"/>
      <text:p text:style-name="P27"><text:text-input text:description="&lt;/if&gt;">end if</text:text-input></text:p>
      <text:p text:style-name="P30"/>
      <text:p text:style-name="P23"><text:text-input text:description="&lt;if test=&quot;'Sick' in o.holiday_status_id.name&quot;&gt;">if sick leave</text:text-input><text:s/></text:p>
      <text:p text:style-name="P65"><text:soft-page-break/><text:span text:style-name="T9"><text:text-input text:description="&lt; _('FIRMA') &gt;">FIRMA</text:text-input></text:span><text:span text:style-name="T9">: </text:span><text:span text:style-name="T4"><text:text-input text:description="&lt;o.employee_id.company_id.name&gt;">Company</text:text-input>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7"><text:text-input text:description="&lt; _('OBAVJEST O PRIVREMENOJ NESPOSOBNOSTI ZA RAD')&gt; ">OBAVJEST O PRIVREMENOJ NESPOSOBNOSTI ZA RAD</text:text-input></text:p>
      <text:p text:style-name="P48"><text:text-input text:description="&lt; _('(BOLOVANJE)')&gt;">(BOLOVANJE)</text:text-input></text:p>
      <text:p text:style-name="P40"/>
      <text:p text:style-name="P40"/>
      <text:p text:style-name="P40"/>
      <text:p text:style-name="P34"/>
      <text:p text:style-name="P34"/>
      <text:p text:style-name="P69"><text:span text:style-name="T2"><text:text-input text:description="&lt; _('Datum') &gt;">Datum</text:text-input></text:span><text:span text:style-name="T2">: </text:span><text:span text:style-name="T6"><text:text-input text:description="&lt;formatLang(o.document_date or '', date=True)&gt;">RequestDate</text:text-input></text:span></text:p>
      <text:p text:style-name="P34"/>
      <text:p text:style-name="P34"/>
      <text:p text:style-name="P34"/>
      <text:p text:style-name="P69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34"/>
      <text:p text:style-name="P34"/>
      <text:p text:style-name="P34"/>
      <text:p text:style-name="P66"><text:span text:style-name="T1"><text:text-input text:description="&lt; _('Predviđeno trajanje od')&gt;">Predviđeno trajanje od</text:text-input></text:span><text:span text:style-name="T1"><text:s/></text:span><text:span text:style-name="T7"><text:text-input text:description="&lt;formatLang(o.date_from or '',date_time=True)[:11]&gt;">DateFrom</text:text-input></text:span><text:span text:style-name="T1"><text:s/></text:span><text:span text:style-name="T1"><text:text-input text:description="&lt; _('do') &gt;">do</text:text-input></text:span><text:span text:style-name="T1"><text:s/></text:span><text:span text:style-name="T7"><text:text-input text:description="&lt;formatLang(o.date_to or '',date_time=True)[:11] &gt;">DateTo</text:text-input></text:span><text:span text:style-name="T8">, </text:span><text:span text:style-name="T8"><text:text-input text:description="&lt; _('što iznosi')&gt;">što iznosi</text:text-input></text:span><text:span text:style-name="T1"><text:s/></text:span><text:span text:style-name="T5"><text:text-input text:description="&lt;formatLang(o.number_of_days_temp, digits=0) &gt;">NumberOfDays</text:text-input></text:span><text:span text:style-name="T1"><text:s/></text:span><text:span text:style-name="T1"><text:text-input text:description="&lt;_('radnih dana')&gt;">radnih dana</text:text-input></text:span><text:span text:style-name="T1">. <text:s/></text:span></text:p>
      <text:p text:style-name="P34"/>
      <text:p text:style-name="P34"/>
      <text:p text:style-name="P34"/>
      <text:p text:style-name="P34"/>
      <text:p text:style-name="P50">____________<text:text-input text:description="&lt;o.employee_id.name or ''&gt;">Employee</text:text-input>___________</text:p>
      <text:p text:style-name="P50"><text:tab/><text:text-input text:description="&lt; _('(podnositelj zahtjeva)')&gt;">(podnositelj zahtjeva)</text:text-input>*</text:p>
      <text:p text:style-name="P34"/>
      <text:p text:style-name="P34"/>
      <text:p text:style-name="P53">* <text:span text:style-name="T15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57"/>
      <text:p text:style-name="P28"><text:text-input text:description="&lt;/if&gt;">end if</text:text-input></text:p>
      <text:p text:style-name="P31"/>
      <text:p text:style-name="P31"><text:span text:style-name="T22"><text:text-input text:description="&lt;if test=&quot;'Legal' in o.holiday_status_id.name and o.type == 'add'&quot;&gt;">if allocation</text:text-input></text:span><text:span text:style-name="T22"><text:s/></text:span></text:p>
      <text:p text:style-name="P32"><text:span text:style-name="T23"><text:text-input text:description="&lt; setLang(company.partner_id.lang  or 'en_US') &gt;">set_lang</text:text-input></text:span><text:span text:style-name="T23"><text:s/></text:span></text:p>
      <text:p text:style-name="P15"><text:text-input text:description="&lt; _('Na temelju odredbe čl. 85. st. 1. i 4. Zakona o radu (Nar. Nov. br., 93/14.)')&gt;">Na temelju odredbe čl. 85. st. 1. i 4. Zakona o radu (Nar. Nov. br., 93/14.)</text:text-input></text:p>
      <text:p text:style-name="P10"><text:soft-page-break/><text:span text:style-name="T17"><text:text-input text:description="&lt; _('poslodavac')&gt;">poslodavac</text:text-input></text:span><text:s/><text:span text:style-name="T11"><text:text-input text:description="&lt;o.employee_id.company_id.name&gt;">Company</text:text-input></text:span><text:span text:style-name="T16">, </text:span><text:span text:style-name="T12"><text:text-input text:description="&lt;o.employee_id.company_id.street&gt;">Address</text:text-input></text:span><text:span text:style-name="T16">, </text:span><text:span text:style-name="T12"><text:text-input text:description="&lt;o.employee_id.company_id.city&gt;">City</text:text-input></text:span></text:p>
      <text:p text:style-name="P11"><text:span text:style-name="T17"><text:text-input text:description="&lt; _('radniku')&gt;">radniku</text:text-input></text:span><text:s/><text:span text:style-name="T10"><text:text-input text:description="&lt;o.employee_id.name or ''&gt;">Employee</text:text-input></text:span><text:span text:style-name="T16"><text:s/></text:span><text:span text:style-name="T16"><text:text-input text:description="&lt; _('(u nastavku: Radnik)')&gt;">(u nastavku: Radnik)</text:text-input></text:span><text:span text:style-name="T16">,</text:span></text:p>
      <text:p text:style-name="P12"><text:text-input text:description="&lt; _('upućuje sljedeću')&gt;">upućuje sljedeću</text:text-input></text:p>
      <text:p text:style-name="P8"/>
      <text:p text:style-name="P8"/>
      <text:p text:style-name="P8"/>
      <text:p text:style-name="P1"><text:text-input text:description="&lt; _('OBAVIJEST')&gt;">OBAVIJEST</text:text-input></text:p>
      <text:p text:style-name="P1"><text:text-input text:description="&lt; _('O TRAJANJU GODIŠNJEG ODMORA')&gt;">O TRAJANJU GODIŠNJEG ODMORA</text:text-input></text:p>
      <text:p text:style-name="P2"/>
      <text:p text:style-name="P14"><text:span text:style-name="T19"><text:text-input text:description="&lt; _('Radniku je na temelju odredaba Ugovora o radu te Pravilnika o radu utvrđeno pravo na godišnji odmor za')&gt;">Radniku je na temelju odredaba Ugovora o radu te Pravilnika o radu utvrđeno pravo na godišnji odmor za</text:text-input></text:span><text:span text:style-name="T19"><text:s/></text:span><text:span text:style-name="T13"><text:text-input text:description="&lt; o.holiday_status_id.year or '' &gt;">Year</text:text-input></text:span><text:span text:style-name="T13">.</text:span><text:span text:style-name="T19"> </text:span><text:span text:style-name="T19"><text:text-input text:description="&lt; _('godinu u ukupnom trajanju od')&gt;">godinu u ukupnom trajanju od</text:text-input></text:span><text:span text:style-name="T19"><text:s/></text:span><text:span text:style-name="T13"><text:text-input text:description="&lt;formatLang(o.number_of_days_temp, digits=0) &gt;">NumberOfDays</text:text-input></text:span><text:span text:style-name="T19"><text:s/></text:span><text:span text:style-name="T20"><text:text-input text:description="&lt; _('radni(h) dan(a)')&gt;">radni(h) dan(a)</text:text-input></text:span><text:span text:style-name="T19">.</text:span></text:p>
      <text:p text:style-name="P9"/>
      <text:p text:style-name="P12"><text:text-input text:description="&lt; _('O rasporedu korištenja godišnjeg odmora radnik i poslodavac će se dogovoriti naknadno.')&gt;">O rasporedu korištenja godišnjeg odmora radnik i poslodavac će se dogovoriti naknadno.</text:text-input></text:p>
      <text:p text:style-name="P9"/>
      <text:p text:style-name="P9"/>
      <text:p text:style-name="P9"/>
      <text:p text:style-name="P9"/>
      <text:p text:style-name="P9"/>
      <text:p text:style-name="P7"/>
      <text:p text:style-name="P4">U <text:text-input text:description="&lt;  {'HR':'Zagrebu', 'RS':'Beogradu', 'SI':'Ljubljani', 'BA':'Sarajevu'}.get(o.employee_id.company_id.partner_id.country_id.code, '________________') &gt;">City</text:text-input>, <text:span text:style-name="T14"><text:text-input text:description="&lt;formatLang(o.document_date or '', date=True)&gt;">RequestDate</text:text-input></text:span></text:p>
      <text:p text:style-name="P3"/>
      <text:p text:style-name="P3"/>
      <text:p text:style-name="P5"/>
      <text:p text:style-name="P13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6"><text:text-input text:description="&lt; _('Za poslodavca')&gt;">Za poslodavca</text:text-input></text:p>
          </table:table-cell>
          <table:table-cell table:style-name="Table1.B1" office:value-type="string">
            <text:p text:style-name="P16"/>
          </table:table-cell>
          <table:table-cell table:style-name="Table1.A1" office:value-type="string">
            <text:p text:style-name="P6"><text:text-input text:description="&lt; _('Radnik')&gt;">Radnik</text:text-input></text:p>
          </table:table-cell>
        </table:table-row>
        <table:table-row>
          <table:table-cell table:style-name="Table1.B1" office:value-type="string">
            <text:p text:style-name="P18"><text:span text:style-name="T21"><text:text-input text:description="&lt;company.partner_id.user_id.name &gt;">user</text:text-input></text:span><text:span text:style-name="T21"><text:text-input text:description="&lt;company.partner_id.user_id.title_after and (', ' + company.partner_id.user_id.title_after.name) or '' &gt;">title_after</text:text-input></text:span><text:span text:style-name="T21">, </text:span><text:span text:style-name="T18"><text:text-input text:description="&lt;company.partner_id.user_id.function or '' &gt;">function</text:text-input></text:span></text:p>
          </table:table-cell>
          <table:table-cell table:style-name="Table1.B1" office:value-type="string">
            <text:p text:style-name="P16"/>
          </table:table-cell>
          <table:table-cell table:style-name="Table1.B1" office:value-type="string">
            <text:p text:style-name="P17"/>
          </table:table-cell>
        </table:table-row>
      </table:table>
      <text:p text:style-name="P63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24"><text:text-input text:description="&lt;/if&gt;">end if</text:text-input></text:p>
      <text:p text:style-name="P25"><text:text-input text:description="&lt;if test=&quot;'Paid' in o.holiday_status_id.name and o.type =='remove'&quot;&gt;">if paid leave</text:text-input><text:s/></text:p>
      <text:p text:style-name="P26"/>
      <text:p text:style-name="P67"><text:span text:style-name="T9"><text:text-input text:description="&lt; _('FIRMA')&gt;">FIRMA</text:text-input></text:span><text:span text:style-name="T9">: </text:span><text:span text:style-name="T4"><text:text-input text:description="&lt;o.employee_id.company_id.name&gt;">Company</text:text-input></text:span></text:p>
      <text:p text:style-name="P35"/>
      <text:p text:style-name="P38"/>
      <text:p text:style-name="P35"><text:soft-page-break/></text:p>
      <text:p text:style-name="P35"/>
      <text:p text:style-name="P35"/>
      <text:p text:style-name="P35"/>
      <text:p text:style-name="P46"><text:text-input text:description="&lt; _('MOLBA ZA KORIŠTENJE GODIŠNJEG PLAĆENOG DOPUSTA') &gt;">MOLBA ZA KORIŠTENJE GODIŠNJEG PLAĆENOG DOPUSTA</text:text-input></text:p>
      <text:p text:style-name="P41"/>
      <text:p text:style-name="P41"/>
      <text:p text:style-name="P41"/>
      <text:p text:style-name="P35"/>
      <text:p text:style-name="P35"/>
      <text:p text:style-name="P70"><text:span text:style-name="T3"><text:text-input text:description="&lt;_('Datum molbe')&gt;">Datum molbe</text:text-input></text:span><text:span text:style-name="T2">: </text:span><text:span text:style-name="T6"><text:text-input text:description="&lt;formatLang(o.document_date or '', date=True)&gt;">RequestDate</text:text-input></text:span></text:p>
      <text:p text:style-name="P35"/>
      <text:p text:style-name="P35"/>
      <text:p text:style-name="P35"/>
      <text:p text:style-name="P70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35"/>
      <text:p text:style-name="P35"/>
      <text:p text:style-name="P35"/>
      <text:p text:style-name="P67"><text:span text:style-name="T1"><text:text-input text:description="&lt; _('Molim Vas da mi odobrite korištenje plaćenog dopusta u periodu od')&gt;">Molim Vas da mi odobrite korištenje plaćenog dopusta u periodu od</text:text-input></text:span><text:span text:style-name="T1"><text:s/></text:span><text:span text:style-name="T7"><text:text-input text:description="&lt;formatLang(o.date_from or '',date_time=True)[:11]&gt;">DateFrom</text:text-input></text:span><text:span text:style-name="T1"><text:s/></text:span><text:span text:style-name="T1"><text:text-input text:description="&lt; _('do') &gt;">do</text:text-input></text:span><text:span text:style-name="T1"><text:s/></text:span><text:span text:style-name="T7"><text:text-input text:description="&lt;formatLang(o.date_to or '',date_time=True)[:11]&gt;">DateTo</text:text-input></text:span></text:p>
      <text:p text:style-name="P67"><text:span text:style-name="T1"><text:text-input text:description="&lt; _('što iznosi')&gt;">što iznosi</text:text-input></text:span><text:span text:style-name="T1"><text:s/></text:span><text:span text:style-name="T5"><text:text-input text:description="&lt;formatLang(o.number_of_days_temp, digits=0) &gt;">NumberOfDays</text:text-input></text:span><text:span text:style-name="T1"><text:s/></text:span><text:span text:style-name="T1"><text:text-input text:description="&lt; _('radnih dana')&gt;">radnih dana</text:text-input></text:span><text:span text:style-name="T1">. <text:s/></text:span></text:p>
      <text:p text:style-name="P35"/>
      <text:p text:style-name="P35"/>
      <text:p text:style-name="P35"/>
      <text:p text:style-name="P35"/>
      <text:p text:style-name="P51">____________<text:text-input text:description="&lt;o.employee_id.name or ''&gt;">Employee</text:text-input>___________</text:p>
      <text:p text:style-name="P51"><text:tab/><text:text-input text:description="&lt; _('(podnositelj molbe)')&gt;">(podnositelj molbe)</text:text-input>*</text:p>
      <text:p text:style-name="P35"/>
      <text:p text:style-name="P35"/>
      <text:p text:style-name="P54">* <text:span text:style-name="T15"><text:text-input text:description="&lt; _('molba je podnesena u elektroničkom obliku i valjan je bez potpisa podnositelja')&gt;">molba je podnesena u elektroničkom obliku i valjan je bez potpisa podnositelja</text:text-input></text:span></text:p>
      <text:p text:style-name="P44"/>
      <text:p text:style-name="P56">__________________________________________________________________________________________</text:p>
      <text:p text:style-name="P60"><text:text-input text:description="&lt; _('RJEŠENJE O KORIŠTENJU PLAĆENOG DOPUSTA') &gt;">RJEŠENJE O KORIŠTENJU PLAĆENOG DOPUSTA</text:text-input></text:p>
      <text:p text:style-name="P41"/>
      <text:p text:style-name="P41"/>
      <text:p text:style-name="P35"/>
      <text:p text:style-name="P62"><text:text-input text:description="&lt; _('Odobrava se gore navedeni zahtjev za korištenje plaćenog dopusta.')&gt;">Odobrava se gore navedeni zahtjev za korištenje plaćenog dopusta.</text:text-input></text:p>
      <text:p text:style-name="P38"/>
      <text:p text:style-name="P56">____________________________</text:p>
      <text:p text:style-name="P56"><text:tab/><text:text-input text:description="&lt; _('Potpis i pečat')&gt;">Potpis i pečat</text:text-input></text:p>
      <text:p text:style-name="P71"/>
      <text:p text:style-name="P29"><text:text-input text:description="&lt;/if&gt;">end if</text:text-input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4.75in" fo:margin-right="0in" fo:orphans="0" fo:widows="0" fo:hyphenation-ladder-count="no-limit" fo:text-indent="0in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1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in" fo:margin-bottom="0in" loext:contextual-spacing="false" fo:line-height="100%"/>
    </style:style>
    <style:style style:name="Footer" style:family="paragraph" style:parent-style-name="Standard" style:class="extra">
      <style:paragraph-properties fo:margin-top="0in" fo:margin-bottom="0in" loext:contextual-spacing="false" fo:line-height="100%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9-03-26T13:43:27.317078471</dc:date>
    <meta:print-date>2016-03-11T12:22:00</meta:print-date>
    <meta:editing-cycles>165</meta:editing-cycles>
    <meta:generator>LibreOffice/6.1.4.2$Linux_X86_64 LibreOffice_project/10$Build-2</meta:generator>
    <meta:editing-duration>P1DT16H53M10S</meta:editing-duration>
    <meta:document-statistic meta:table-count="1" meta:image-count="0" meta:object-count="0" meta:page-count="4" meta:paragraph-count="59" meta:word-count="498" meta:character-count="2328" meta:non-whitespace-character-count="2089"/>
  </office:meta>
</office:document-meta>
</file>